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fo:font-size="12pt" fo:letter-spacing="normal" fo:font-style="normal" fo:font-weight="normal" officeooo:rsid="00004633" officeooo:paragraph-rsid="00004633"/>
    </style:style>
    <style:style style:name="P3"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fo:font-size="12pt" fo:letter-spacing="normal" fo:font-style="normal" fo:font-weight="normal"/>
    </style:style>
    <style:style style:name="P4" style:family="paragraph" style:parent-style-name="Text_20_body">
      <style:paragraph-properties fo:margin-top="0in" fo:margin-bottom="0.0626in" loext:contextual-spacing="false" fo:orphans="2" fo:widows="2" fo:padding="0in" fo:border="none"/>
      <style:text-properties fo:font-variant="normal" fo:text-transform="none" fo:color="#2d3b45" style:font-name="Lato" fo:font-size="12pt" fo:letter-spacing="normal" fo:font-style="normal" fo:font-weight="normal"/>
    </style:style>
    <style:style style:name="P5"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 fo:font-size="12pt" fo:letter-spacing="normal" fo:font-style="normal" fo:font-weight="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VANTAGES OF BRANCHING</text:p>
      <text:p text:style-name="P1">In Git, branching is the act of creating multiple copies of similar code in the same repository. There are many reasons developers do this. Here are a few of the most common:</text:p>
      <text:list xml:id="list2403410907" text:style-name="L1">
        <text:list-item>
          <text:p text:style-name="P3">Multiple branches allow a team of developers to work together without "stepping on each others' feet", so to speak. If a team was all working on the same files at the same time, things could get messy very quickly. Branches allow each developer their own copy of the project to work on. When part of the project is done, the team can merge multiple branches together into a completed final product.</text:p>
        </text:list-item>
        <text:list-item>
          <text:p text:style-name="P5">Branching also allows us to experiment with changes without risking our final product. We can use branching to create a copy of our code separate from our final version to experiment with new features and code. If this new code causes any bugs, we can rest assured knowing our original code is still safe!</text:p>
        </text:list-item>
        <text:list-item>
          <text:p text:style-name="P5">Branching allows us to pursue multiple options at once. Not sure which approach to a problem is preferable? With branching, you can always create multiple copies of your project, try implementing different code in each, and see which result is preferable.</text:p>
        </text:list-item>
      </text:list>
      <text:p text:style-name="P4"/>
      <text:p text:style-name="P4">Know that merging doesn't always go quite this smoothly, unfortunately. If multiple branches contain edits to the same lines of code, Git won't know which edit should supersede which, and requires the developer to manually intervene (this primarily occurs when branches are working on the same code simultaneously, and both attempt to merge with master). This is known as a merge conflict.</text:p>
      <text:p text:style-name="Text_20_body"><text:line-break/></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2:20:53.943950324</meta:creation-date>
    <dc:date>2020-02-05T15:41:53.716603701</dc:date>
    <meta:editing-duration>PT1H31M45S</meta:editing-duration>
    <meta:editing-cycles>2</meta:editing-cycles>
    <meta:generator>LibreOffice/6.0.3.2$Linux_X86_64 LibreOffice_project/00m0$Build-2</meta:generator>
    <meta:document-statistic meta:table-count="0" meta:image-count="0" meta:object-count="0" meta:page-count="1" meta:paragraph-count="7" meta:word-count="266" meta:character-count="1548" meta:non-whitespace-character-count="1290"/>
  </office:meta>
</office:document-meta>
</file>